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B9000001AECF07D69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text-properties fo:language="nb" fo:country="NO"/>
    </style:style>
    <style:style style:name="P4" style:family="paragraph" style:parent-style-name="Heading_20_1"/>
    <style:style style:name="P5" style:family="paragraph" style:parent-style-name="Heading_20_1">
      <style:text-properties fo:language="nb" fo:country="NO"/>
    </style:style>
    <style:style style:name="P6" style:family="paragraph" style:parent-style-name="Heading_20_1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99488496" text:id="ct9948849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9791368" text:id="ct99791368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9791472" text:id="ct99791472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9791576" text:id="ct99791576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9791680" text:id="ct99791680">
          <text:insertion>
            <office:change-info>
              <dc:creator>Unknown Author</dc:creator>
              <dc:date>2012-09-03T11:15:00</dc:date>
            </office:change-info>
          </text:insertion>
        </text:changed-region>
        <text:changed-region xml:id="ct99791784" text:id="ct99791784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99791888" text:id="ct99791888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9791992" text:id="ct99791992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99792096" text:id="ct9979209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9792200" text:id="ct99792200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99792512" text:id="ct99792512">
          <text:insertion>
            <office:change-info>
              <dc:creator>Unknown Author</dc:creator>
              <dc:date>2013-03-05T15:05:00</dc:date>
            </office:change-info>
          </text:insertion>
        </text:changed-region>
        <text:changed-region xml:id="ct99792616" text:id="ct99792616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99792720" text:id="ct99792720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99792824" text:id="ct99792824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99792928" text:id="ct9979292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99792304" text:id="ct99792304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99793240" text:id="ct99793240">
          <text:insertion>
            <office:change-info>
              <dc:creator>Unknown Author</dc:creator>
              <dc:date>2013-03-06T11:45:00</dc:date>
            </office:change-info>
          </text:insertion>
        </text:changed-region>
        <text:changed-region xml:id="ct99793344" text:id="ct99793344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99793448" text:id="ct9979344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99793552" text:id="ct99793552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99793032" text:id="ct99793032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99793864" text:id="ct99793864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99793968" text:id="ct99793968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99794072" text:id="ct99794072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99794176" text:id="ct99794176">
          <text:insertion>
            <office:change-info>
              <dc:creator>Unknown Author</dc:creator>
              <dc:date>2013-05-08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onsulentprofil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18</dc:date><text:p text:style-name="P7"><text:span text:style-name="T3">do title</text:span></text:p><text:p text:style-name="P7"><text:span text:style-name="T3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99488496"/>p.name<text:change-end text:change-id="ct99488496"/> </text:h>
            <text:p text:style-name="P1"><text:change-start text:change-id="ct99791368"/>c.title<text:change-end text:change-id="ct99791368"/></text:p>
            <text:p text:style-name="P1">Tlf: <text:change-start text:change-id="ct99791472"/>p.phone<text:change-end text:change-id="ct99791472"/> - E-post: <text:change-start text:change-id="ct99791576"/>p.mail<text:change-end text:change-id="ct99791576"/> - Alder: <text:change-start text:change-id="ct99791680"/>a['age']<text:change-end text:change-id="ct99791680"/>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99791784"/>l['profile']<text:change-end text:change-id="ct99791784"/></text:p>
            <text:p text:style-name="P1"><office:annotation><dc:creator>Unknown Author</dc:creator><dc:date>2012-08-07T11:43:32.18</dc:date><text:p text:style-name="P7"><text:span text:style-name="T5">do text</text:span></text:p><text:p text:style-name="P7"><text:span text:style-name="T5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99791888"/><office:annotation><dc:creator>Unknown Author</dc:creator><dc:date>2012-08-06T14:48:57.18</dc:date><text:p text:style-name="P7"><text:span text:style-name="T5">do row for te in t</text:span></text:p></office:annotation><text:change-end text:change-id="ct99791888"/></text:h>
          </table:table-cell>
          <table:table-cell table:style-name="Table1.B1" office:value-type="string">
            <text:p text:style-name="P2"><text:change-start text:change-id="ct99791992"/>te.title<text:change-end text:change-id="ct99791992"/></text:p>
            <text:p text:style-name="P1"><text:change-start text:change-id="ct99792096"/>te.data<text:change-end text:change-id="ct99792096"/></text:p>
          </table:table-cell>
        </table:table-row>
      </table:table>
      <text:p text:style-name="Text_20_body"/>
      <text:h text:style-name="P6" text:outline-level="1"><text:change-start text:change-id="ct99792200"/>l['experience']<text:change-end text:change-id="ct99792200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19</dc:date><text:p text:style-name="P7"><text:span text:style-name="T5">do section for ex in e</text:span></text:p></office:annotation><text:change-start text:change-id="ct99792512"/>ex.from_year<text:change-end text:change-id="ct99792512"/> <text:change-start text:change-id="ct99792616"/>ex.title<text:change-end text:change-id="ct99792616"/></text:h>
        <text:p text:style-name="Standard"><text:span text:style-name="T1">Periode:</text:span> <text:change-start text:change-id="ct99792720"/>ex.from_year<text:change-end text:change-id="ct99792720"/></text:p>
        <text:p text:style-name="Standard"><text:span text:style-name="T1">Klient:</text:span> <text:change-start text:change-id="ct99792824"/>ex.company<text:change-end text:change-id="ct99792824"/></text:p>
        <text:p text:style-name="Standard"><office:annotation><dc:creator>Unknown Author</dc:creator><dc:date>2012-08-20T11:04:03.19</dc:date><text:p text:style-name="P7"><text:span text:style-name="T5">do text </text:span></text:p><text:p text:style-name="P7"><text:span text:style-name="T5">from xhtml(ex.description)</text:span></text:p></office:annotation>placeholder for description</text:p>
        <text:p text:style-name="Standard"><text:span text:style-name="T1">Teknologier: </text:span><text:change-start text:change-id="ct99792928"/><text:span text:style-name="T2">ex.techs</text:span><text:change-end text:change-id="ct99792928"/></text:p>
        <text:p text:style-name="Text_20_body"/>
      </text:section>
      <text:p text:style-name="P1"/>
      <text:h text:style-name="Heading_20_1" text:outline-level="1"><office:annotation><dc:creator>Unknown Author</dc:creator><dc:date>2013-05-31T14:35:15.47</dc:date><text:p text:style-name="P8"><text:span text:style-name="T4">do title if w</text:span></text:p></office:annotation><text:change-start text:change-id="ct99792304"/>l['workplace']<text:change-end text:change-id="ct99792304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19</dc:date><text:p text:style-name="P7"><text:span text:style-name="T5">do section for wp in w</text:span></text:p></office:annotation><text:change-start text:change-id="ct99793240"/>wp.from_year<text:change-end text:change-id="ct99793240"/> <text:change-start text:change-id="ct99793344"/>wp.title<text:change-end text:change-id="ct99793344"/></text:h>
        <text:p text:style-name="Text_20_body"><text:span text:style-name="T1">Periode:</text:span> <text:change-start text:change-id="ct99793448"/>wp.from_year<text:change-end text:change-id="ct99793448"/></text:p>
        <text:p text:style-name="Text_20_body"><text:span text:style-name="T1">Sted:</text:span> <text:change-start text:change-id="ct99793552"/>wp.company<text:change-end text:change-id="ct99793552"/></text:p>
        <text:p text:style-name="Text_20_body"><office:annotation><dc:creator>Unknown Author</dc:creator><dc:date>2013-03-06T11:47:20.19</dc:date><text:p text:style-name="P7"><text:span text:style-name="T5">do text </text:span></text:p><text:p text:style-name="P7"><text:span text:style-name="T5">from xhtml(wp.description)</text:span></text:p></office:annotation>placeholder for desc</text:p>
      </text:section>
      <text:p text:style-name="P1"/>
      <text:h text:style-name="Heading_20_1" text:outline-level="1"><text:change-start text:change-id="ct99793032"/>l['education']<text:change-end text:change-id="ct99793032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19</dc:date><text:p text:style-name="P7"><text:span text:style-name="T5">do section for du in d</text:span></text:p></office:annotation><text:change-start text:change-id="ct99793864"/>du.from_year<text:change-end text:change-id="ct99793864"/> <text:change-start text:change-id="ct99793968"/>du.title<text:change-end text:change-id="ct99793968"/></text:h>
        <text:p text:style-name="Text_20_body"><text:span text:style-name="T1">Periode:</text:span> <text:change-start text:change-id="ct99794072"/>du.from_year<text:change-end text:change-id="ct99794072"/></text:p>
        <text:p text:style-name="Text_20_body"><text:span text:style-name="T1">Skole:</text:span> <text:change-start text:change-id="ct99794176"/>du.school<text:change-end text:change-id="ct99794176"/></text:p>
        <text:p text:style-name="Text_20_body"><office:annotation><dc:creator>Unknown Author</dc:creator><dc:date>2013-03-06T11:47:20.19</dc:date><text:p text:style-name="P7"><text:span text:style-name="T5">do text </text:span></text:p><text:p text:style-name="P7"><text:span text:style-name="T5">from xhtml(du.description)</text:span></text:p></office:annotation>placeholder for desc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1" text:anchor-type="paragraph" svg:width="17.403cm" svg:height="5.106cm" draw:z-index="1"><draw:image xlink:href="Pictures/10000000000005B9000001AECF07D69B.png" xlink:type="simple" xlink:show="embed" xlink:actuate="onLoad"/></draw:frame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7H21M7S</meta:editing-duration>
    <meta:editing-cycles>202</meta:editing-cycles>
    <meta:generator>OpenOffice.org/3.4.1$Win32 OpenOffice.org_project/341m1$Build-9593</meta:generator>
    <dc:date>2013-05-31T14:36:42.52</dc:date>
    <meta:document-statistic meta:table-count="1" meta:image-count="1" meta:object-count="0" meta:page-count="2" meta:paragraph-count="27" meta:word-count="59" meta:character-count="446"/>
    <meta:user-defined meta:name="Info 1"/>
    <meta:user-defined meta:name="Info 2"/>
    <meta:user-defined meta:name="Info 3"/>
    <meta:user-defined meta:name="Info 4"/>
  </office:meta>
</office:document-meta>
</file>